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gener Code" table:style-name="ta1">
        <office:forms form:automatic-focus="false" form:apply-design-mode="false"/>
        <table:shapes>
          <draw:frame draw:z-index="0" draw:style-name="gr1" draw:text-style-name="P1" svg:width="15.985cm" svg:height="8.999cm" svg:x="17.313cm" svg:y="0.662cm">
            <draw:object draw:notify-on-update-of-ranges="'Eigener Code'.B1:'Eigener Code'.H1 'Eigener Code'.A2:'Eigener Code'.A2 'Eigener Code'.B2:'Eigener Code'.H2 'Eigener Code'.A3:'Eigener Code'.A3 'Eigener Code'.B3:'Eigener Code'.H3 'Eigener Code'.A4:'Eigener Code'.A4 'Eigener Code'.B4:'Eigener Code'.H4 'Eigener Code'.A5:'Eigener Code'.A5 'Eigener Code'.B5:'Eigener Code'.H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0.425cm" svg:y="8.391cm">
            <draw:object draw:notify-on-update-of-ranges="'Eigener Code'.A6:'Eigener Code'.A6 'Eigener Code'.B6:'Eigener Code'.H6 'Eigener Code'.A7:'Eigener Code'.A7 'Eigener Code'.B7:'Eigener Code'.H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85cm" svg:height="8.999cm" svg:x="17.446cm" svg:y="10.508cm">
            <draw:object draw:notify-on-update-of-ranges="'Eigener Code'.A9:'Eigener Code'.A9 'Eigener Code'.B9:'Eigener Code'.H9 'Eigener Code'.A10:'Eigener Code'.A10 'Eigener Code'.B10:'Eigener Code'.H10 'Eigener Code'.A11:'Eigener Code'.A11 'Eigener Code'.B11:'Eigener Code'.H11 'Eigener Code'.A12:'Eigener Code'.A12 'Eigener Code'.B12:'Eigener Code'.H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/>
          <table:table-cell table:style-name="ce3" office:value-type="string" calcext:value-type="string">
            <text:p>Sprint 1</text:p>
          </table:table-cell>
          <table:table-cell table:style-name="ce3" office:value-type="string" calcext:value-type="string">
            <text:p>Sprint 2</text:p>
          </table:table-cell>
          <table:table-cell table:style-name="ce3" office:value-type="string" calcext:value-type="string">
            <text:p>Sprint 3</text:p>
          </table:table-cell>
          <table:table-cell table:style-name="ce3" office:value-type="string" calcext:value-type="string">
            <text:p>Sprint 4</text:p>
          </table:table-cell>
          <table:table-cell table:style-name="ce3" office:value-type="string" calcext:value-type="string">
            <text:p>Sprint 5</text:p>
          </table:table-cell>
          <table:table-cell table:style-name="ce3" office:value-type="string" calcext:value-type="string">
            <text:p>Sprint 6</text:p>
          </table:table-cell>
          <table:table-cell table:style-name="ce3" office:value-type="string" calcext:value-type="string">
            <text:p>Sprint 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1" office:value-type="string" calcext:value-type="string">
            <text:p>1 Lines of Code (physical)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976" calcext:value-type="float">
            <text:p>976</text:p>
          </table:table-cell>
          <table:table-cell office:value-type="float" office:value="1310" calcext:value-type="float">
            <text:p>1310</text:p>
          </table:table-cell>
          <table:table-cell office:value-type="float" office:value="1400" calcext:value-type="float">
            <text:p>14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 Lines of Code (logical)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748" calcext:value-type="float">
            <text:p>748</text:p>
          </table:table-cell>
          <table:table-cell office:value-type="float" office:value="1034" calcext:value-type="float">
            <text:p>1034</text:p>
          </table:table-cell>
          <table:table-cell office:value-type="float" office:value="1200" calcext:value-type="float">
            <text:p>12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3 Kommentar (whole)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4 Kommentar (embedded)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5 Kommentarrate</text:p>
          </table:table-cell>
          <table:table-cell table:style-name="ce1" table:formula="of:=[.B2]/([.B4]+[.B5])" office:value-type="float" office:value="7.26666666666667" calcext:value-type="float">
            <text:p/>
          </table:table-cell>
          <table:table-cell table:style-name="ce1" table:formula="of:=[.C2]/([.C4]+[.C5])" office:value-type="float" office:value="9.61111111111111" calcext:value-type="float">
            <text:p/>
          </table:table-cell>
          <table:table-cell table:style-name="ce1" table:formula="of:=[.D2]/([.D4]+[.D5])" office:value-type="float" office:value="16.6129032258065" calcext:value-type="float">
            <text:p/>
          </table:table-cell>
          <table:table-cell table:style-name="ce1" table:formula="of:=[.E2]/([.E4]+[.E5])" office:value-type="float" office:value="15.7777777777778" calcext:value-type="float">
            <text:p/>
          </table:table-cell>
          <table:table-cell table:style-name="ce1" table:formula="of:=[.F2]/([.F4]+[.F5])" office:value-type="float" office:value="14.5671641791045" calcext:value-type="float">
            <text:p/>
          </table:table-cell>
          <table:table-cell table:style-name="ce1" table:formula="of:=[.G2]/([.G4]+[.G5])" office:value-type="float" office:value="18.4507042253521" calcext:value-type="float">
            <text:p/>
          </table:table-cell>
          <table:table-cell table:style-name="ce1" table:formula="of:=[.H2]/([.H4]+[.H5])" office:value-type="float" office:value="12.7272727272727" calcext:value-type="float">
            <text:p/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6 LoC (logical)/Kommentare</text:p>
          </table:table-cell>
          <table:table-cell table:style-name="ce1" table:formula="of:=[.B3]/([.B4]+[.B5])" office:value-type="float" office:value="5.46666666666667" calcext:value-type="float">
            <text:p/>
          </table:table-cell>
          <table:table-cell table:style-name="ce1" table:formula="of:=[.C3]/([.C4]+[.C5])" office:value-type="float" office:value="6.5" calcext:value-type="float">
            <text:p/>
          </table:table-cell>
          <table:table-cell table:style-name="ce1" table:formula="of:=[.D3]/([.D4]+[.D5])" office:value-type="float" office:value="13.0645161290323" calcext:value-type="float">
            <text:p/>
          </table:table-cell>
          <table:table-cell table:style-name="ce1" table:formula="of:=[.E3]/([.E4]+[.E5])" office:value-type="float" office:value="12.2222222222222" calcext:value-type="float">
            <text:p/>
          </table:table-cell>
          <table:table-cell table:style-name="ce1" table:formula="of:=[.F3]/([.F4]+[.F5])" office:value-type="float" office:value="11.1641791044776" calcext:value-type="float">
            <text:p/>
          </table:table-cell>
          <table:table-cell table:style-name="ce1" table:formula="of:=[.G3]/([.G4]+[.G5])" office:value-type="float" office:value="14.5633802816901" calcext:value-type="float">
            <text:p/>
          </table:table-cell>
          <table:table-cell table:style-name="ce1" table:formula="of:=[.H3]/([.H4]+[.H5])" office:value-type="float" office:value="10.9090909090909" calcext:value-type="float">
            <text:p/>
          </table:table-cell>
          <table:table-cell table:number-columns-repeated="1016"/>
        </table:table-row>
        <table:table-row table:style-name="ro1">
          <table:table-cell table:style-name="ce2"/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7 Anzahl Anforderunge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8 Verhältnis Anforderung/LoC</text:p>
          </table:table-cell>
          <table:table-cell table:style-name="ce1" table:formula="of:=[.B9]/[.B2]*[.B16]" office:value-type="float" office:value="1.8348623853211" calcext:value-type="float">
            <text:p/>
          </table:table-cell>
          <table:table-cell table:style-name="ce1" table:formula="of:=[.C9]/[.C2]*[.B16]" office:value-type="float" office:value="3.46820809248555" calcext:value-type="float">
            <text:p/>
          </table:table-cell>
          <table:table-cell table:style-name="ce1" table:formula="of:=[.D9]/[.D2]*[.B16]" office:value-type="float" office:value="1.94174757281553" calcext:value-type="float">
            <text:p/>
          </table:table-cell>
          <table:table-cell table:style-name="ce1" table:formula="of:=[.E9]/[.E2]*[.B16]" office:value-type="float" office:value="1.93661971830986" calcext:value-type="float">
            <text:p/>
          </table:table-cell>
          <table:table-cell table:style-name="ce1" table:formula="of:=[.F9]/[.F2]*[.B16]" office:value-type="float" office:value="1.84426229508197" calcext:value-type="float">
            <text:p/>
          </table:table-cell>
          <table:table-cell table:style-name="ce1" table:formula="of:=[.G9]/[.G2]*[.B16]" office:value-type="float" office:value="1.83206106870229" calcext:value-type="float">
            <text:p/>
          </table:table-cell>
          <table:table-cell table:style-name="ce1" table:formula="of:=[.H9]/[.H2]*[.B16]" office:value-type="float" office:value="3.57142857142857" calcext:value-type="float">
            <text:p/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9 Anzahl Testfäl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0 Verhältnis Testfälle/LoC</text:p>
          </table:table-cell>
          <table:table-cell table:style-name="ce1" table:formula="of:=[.B11]/[.B2]*[.B16]" office:value-type="float" office:value="0.91743119266055" calcext:value-type="float">
            <text:p/>
          </table:table-cell>
          <table:table-cell table:style-name="ce1" table:formula="of:=[.C11]/[.C2]*[.B16]" office:value-type="float" office:value="1.15606936416185" calcext:value-type="float">
            <text:p/>
          </table:table-cell>
          <table:table-cell table:style-name="ce1" table:formula="of:=[.D11]/[.D2]*[.B16]" office:value-type="float" office:value="0.58252427184466" calcext:value-type="float">
            <text:p/>
          </table:table-cell>
          <table:table-cell table:style-name="ce1" table:formula="of:=[.E11]/[.E2]*[.B16]" office:value-type="float" office:value="0.704225352112676" calcext:value-type="float">
            <text:p/>
          </table:table-cell>
          <table:table-cell table:style-name="ce1" table:formula="of:=[.F11]/[.F2]*[.B16]" office:value-type="float" office:value="0.512295081967213" calcext:value-type="float">
            <text:p/>
          </table:table-cell>
          <table:table-cell table:style-name="ce1" table:formula="of:=[.G11]/[.G2]*[.B16]" office:value-type="float" office:value="0.458015267175573" calcext:value-type="float">
            <text:p/>
          </table:table-cell>
          <table:table-cell table:style-name="ce1" table:formula="of:=[.H11]/[.H2]*[.B16]" office:value-type="float" office:value="0.714285714285714" calcext:value-type="float">
            <text:p/>
          </table:table-cell>
          <table:table-cell table:number-columns-repeated="1016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Stichtag (Datum)</text:p>
          </table:table-cell>
          <table:table-cell table:style-name="ce4" office:value-type="date" office:date-value="2015-10-14" calcext:value-type="date">
            <text:p>42291</text:p>
          </table:table-cell>
          <table:table-cell table:style-name="ce4" office:value-type="date" office:date-value="2015-10-21" calcext:value-type="date">
            <text:p>42298</text:p>
          </table:table-cell>
          <table:table-cell table:style-name="ce4" office:value-type="date" office:date-value="2015-10-28" calcext:value-type="date">
            <text:p>42305</text:p>
          </table:table-cell>
          <table:table-cell table:style-name="ce4" office:value-type="date" office:date-value="2015-11-04" calcext:value-type="date">
            <text:p>42312</text:p>
          </table:table-cell>
          <table:table-cell table:style-name="ce4" office:value-type="date" office:date-value="2015-11-12" calcext:value-type="date">
            <text:p>42320</text:p>
          </table:table-cell>
          <table:table-cell table:style-name="ce4" office:value-type="date" office:date-value="2015-12-01" calcext:value-type="date">
            <text:p>42339</text:p>
          </table:table-cell>
          <table:table-cell table:style-name="ce4" office:value-type="date" office:date-value="2015-12-07" calcext:value-type="date">
            <text:p>4234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kalierung (visuell)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mework" table:style-name="ta2">
        <table:table-column table:style-name="co4" table:default-cell-style-name="ce1"/>
        <table:table-column table:style-name="co5" table:default-cell-style-name="ce1"/>
        <table:table-row table:style-name="ro1">
          <table:table-cell table:style-name="ce2" office:value-type="string" calcext:value-type="string">
            <text:p>Framework Code</text:p>
          </table:table-cell>
          <table:table-cell/>
        </table:table-row>
        <table:table-row table:style-name="ro1">
          <table:table-cell office:value-type="string" calcext:value-type="string">
            <text:p>Lines of Code (physical)</text:p>
          </table:table-cell>
          <table:table-cell office:value-type="float" office:value="42688" calcext:value-type="float">
            <text:p>42688</text:p>
          </table:table-cell>
        </table:table-row>
        <table:table-row table:style-name="ro1">
          <table:table-cell office:value-type="string" calcext:value-type="string">
            <text:p>Lines of Code (logical)</text:p>
          </table:table-cell>
          <table:table-cell office:value-type="float" office:value="12624" calcext:value-type="float">
            <text:p>12624</text:p>
          </table:table-cell>
        </table:table-row>
        <table:table-row table:style-name="ro1">
          <table:table-cell office:value-type="string" calcext:value-type="string">
            <text:p>Kommentar (whole)</text:p>
          </table:table-cell>
          <table:table-cell office:value-type="float" office:value="35934" calcext:value-type="float">
            <text:p>35934</text:p>
          </table:table-cell>
        </table:table-row>
        <table:table-row table:style-name="ro1">
          <table:table-cell office:value-type="string" calcext:value-type="string">
            <text:p>Kommentar (embedded)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ommentarrate</text:p>
          </table:table-cell>
          <table:table-cell table:formula="of:=[.B2]/([.B4]+[.B5])" office:value-type="float" office:value="1.18370629176719" calcext:value-type="float">
            <text:p/>
          </table:table-cell>
        </table:table-row>
        <table:table-row table:style-name="ro1">
          <table:table-cell office:value-type="string" calcext:value-type="string">
            <text:p>LoC (logical)/Kommentare</text:p>
          </table:table-cell>
          <table:table-cell table:formula="of:=[.B3]/([.B4]+[.B5])" office:value-type="float" office:value="0.350054072040596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.00.0000</text:date>, <text:time style:data-style-name="N2" text:time-value="13:56:27.09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2-07T13:59:45.726000000</dc:date>
    <meta:generator>LibreOffice/4.2.2.1$Windows_x86 LibreOffice_project/3be8cda0bddd8e430d8cda1ebfd581265cca5a0f</meta:generator>
    <meta:editing-duration>PT1H50M8S</meta:editing-duration>
    <meta:editing-cycles>61</meta:editing-cycles>
    <meta:document-statistic meta:table-count="2" meta:cell-count="110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673cm" svg:y="3.454cm" style:legend-expansion="high" chart:style-name="ch2"/>
        <chart:plot-area chart:style-name="ch3" table:cell-range-address="'Eigener Code'.B1:'Eigener Code'.H5 'Eigener Code'.A2:'Eigener Code'.A5" chart:data-source-has-labels="both" svg:x="0.769cm" svg:y="0.855cm" svg:width="9.266cm" svg:height="7.545cm">
          <chartooo:coordinate-region svg:x="1.761cm" svg:y="1.054cm" svg:width="7.677cm" svg:height="6.699cm"/>
          <chart:axis chart:dimension="x" chart:name="primary-x" chart:style-name="ch4" chartooo:axis-type="auto">
            <chartooo:date-scale/>
            <chart:categories table:cell-range-address="'Eigener Code'.B1:'Eigener Code'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2:'Eigener Code'.H2" chart:label-cell-address="'Eigener Code'.A2:'Eigener Code'.A2" chart:class="chart:line">
            <chart:data-point chart:repeated="7"/>
          </chart:series>
          <chart:series chart:style-name="ch7" chart:values-cell-range-address="'Eigener Code'.B3:'Eigener Code'.H3" chart:label-cell-address="'Eigener Code'.A3:'Eigener Code'.A3" chart:class="chart:line">
            <chart:data-point chart:repeated="7"/>
          </chart:series>
          <chart:series chart:style-name="ch8" chart:values-cell-range-address="'Eigener Code'.B4:'Eigener Code'.H4" chart:label-cell-address="'Eigener Code'.A4:'Eigener Code'.A4" chart:class="chart:line">
            <chart:data-point chart:repeated="7"/>
          </chart:series>
          <chart:series chart:style-name="ch9" chart:values-cell-range-address="'Eigener Code'.B5:'Eigener Code'.H5" chart:label-cell-address="'Eigener Code'.A5:'Eigener Code'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1</text:p>
                <draw:g>
                  <svg:desc>'Eigener Code'.B1:'Eigener Code'.H1</svg:desc>
                </draw:g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  <table:table-cell office:value-type="string">
                <text:p>Sprint 4</text:p>
              </table:table-cell>
              <table:table-cell office:value-type="string">
                <text:p>Sprint 5</text:p>
              </table:table-cell>
              <table:table-cell office:value-type="string">
                <text:p>Sprint 6</text:p>
              </table:table-cell>
              <table:table-cell office:value-type="string">
                <text:p>Sprint 7</text:p>
              </table:table-cell>
            </table:table-row>
          </table:table-header-rows>
          <table:table-rows>
            <table:table-row>
              <table:table-cell office:value-type="string">
                <text:p>1 Lines of Code (physical)</text:p>
                <draw:g>
                  <svg:desc>'Eigener Code'.A2:'Eigener Code'.A2</svg:desc>
                </draw:g>
              </table:table-cell>
              <table:table-cell office:value-type="float" office:value="109">
                <text:p>109</text:p>
                <draw:g>
                  <svg:desc>'Eigener Code'.B2:'Eigener Code'.H2</svg:desc>
                </draw:g>
              </table:table-cell>
              <table:table-cell office:value-type="float" office:value="173">
                <text:p>173</text:p>
              </table:table-cell>
              <table:table-cell office:value-type="float" office:value="515">
                <text:p>515</text:p>
              </table:table-cell>
              <table:table-cell office:value-type="float" office:value="568">
                <text:p>568</text:p>
              </table:table-cell>
              <table:table-cell office:value-type="float" office:value="976">
                <text:p>976</text:p>
              </table:table-cell>
              <table:table-cell office:value-type="float" office:value="1310">
                <text:p>131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 Lines of Code (logical)</text:p>
                <draw:g>
                  <svg:desc>'Eigener Code'.A3:'Eigener Code'.A3</svg:desc>
                </draw:g>
              </table:table-cell>
              <table:table-cell office:value-type="float" office:value="82">
                <text:p>82</text:p>
                <draw:g>
                  <svg:desc>'Eigener Code'.B3:'Eigener Code'.H3</svg:desc>
                </draw:g>
              </table:table-cell>
              <table:table-cell office:value-type="float" office:value="117">
                <text:p>117</text:p>
              </table:table-cell>
              <table:table-cell office:value-type="float" office:value="405">
                <text:p>405</text:p>
              </table:table-cell>
              <table:table-cell office:value-type="float" office:value="440">
                <text:p>440</text:p>
              </table:table-cell>
              <table:table-cell office:value-type="float" office:value="748">
                <text:p>748</text:p>
              </table:table-cell>
              <table:table-cell office:value-type="float" office:value="1034">
                <text:p>103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 Kommentar (whole)</text:p>
                <draw:g>
                  <svg:desc>'Eigener Code'.A4:'Eigener Code'.A4</svg:desc>
                </draw:g>
              </table:table-cell>
              <table:table-cell office:value-type="float" office:value="15">
                <text:p>15</text:p>
                <draw:g>
                  <svg:desc>'Eigener Code'.B4:'Eigener Code'.H4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Kommentar (embedded)</text:p>
                <draw:g>
                  <svg:desc>'Eigener Code'.A5:'Eigener Code'.A5</svg:desc>
                </draw:g>
              </table:table-cell>
              <table:table-cell office:value-type="float" office:value="0">
                <text:p>0</text:p>
                <draw:g>
                  <svg:desc>'Eigener Code'.B5:'Eigener Code'.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171cm" svg:y="3.454cm" style:legend-expansion="high" chart:style-name="ch2"/>
        <chart:plot-area chart:style-name="ch3" table:cell-range-address="'Eigener Code'.A9:'Eigener Code'.H12" chart:data-source-has-labels="column" svg:x="0.769cm" svg:y="0.855cm" svg:width="8.764cm" svg:height="7.545cm">
          <chartooo:coordinate-region svg:x="1.39cm" svg:y="1.054cm" svg:width="8.04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9:'Eigener Code'.H9" chart:label-cell-address="'Eigener Code'.A9:'Eigener Code'.A9" chart:class="chart:line">
            <chart:data-point chart:repeated="7"/>
          </chart:series>
          <chart:series chart:style-name="ch7" chart:values-cell-range-address="'Eigener Code'.B10:'Eigener Code'.H10" chart:label-cell-address="'Eigener Code'.A10:'Eigener Code'.A10" chart:class="chart:line">
            <chart:data-point chart:repeated="7"/>
          </chart:series>
          <chart:series chart:style-name="ch8" chart:values-cell-range-address="'Eigener Code'.B11:'Eigener Code'.H11" chart:label-cell-address="'Eigener Code'.A11:'Eigener Code'.A11" chart:class="chart:line">
            <chart:data-point chart:repeated="7"/>
          </chart:series>
          <chart:series chart:style-name="ch9" chart:values-cell-range-address="'Eigener Code'.B12:'Eigener Code'.H12" chart:label-cell-address="'Eigener Code'.A12:'Eigener Code'.A1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7 Anzahl Anforderungen</text:p>
                <draw:g>
                  <svg:desc>'Eigener Code'.A9:'Eigener Code'.A9</svg:desc>
                </draw:g>
              </table:table-cell>
              <table:table-cell office:value-type="float" office:value="2">
                <text:p>2</text:p>
                <draw:g>
                  <svg:desc>'Eigener Code'.B9:'Eigener Code'.H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 Verhältnis Anforderung/LoC</text:p>
                <draw:g>
                  <svg:desc>'Eigener Code'.A10:'Eigener Code'.A10</svg:desc>
                </draw:g>
              </table:table-cell>
              <table:table-cell office:value-type="float" office:value="1.8348623853211">
                <text:p>1.8348623853211</text:p>
                <draw:g>
                  <svg:desc>'Eigener Code'.B10:'Eigener Code'.H10</svg:desc>
                </draw:g>
              </table:table-cell>
              <table:table-cell office:value-type="float" office:value="3.46820809248555">
                <text:p>3.46820809248555</text:p>
              </table:table-cell>
              <table:table-cell office:value-type="float" office:value="1.94174757281553">
                <text:p>1.94174757281553</text:p>
              </table:table-cell>
              <table:table-cell office:value-type="float" office:value="1.93661971830986">
                <text:p>1.93661971830986</text:p>
              </table:table-cell>
              <table:table-cell office:value-type="float" office:value="1.84426229508197">
                <text:p>1.84426229508197</text:p>
              </table:table-cell>
              <table:table-cell office:value-type="float" office:value="1.83206106870229">
                <text:p>1.83206106870229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9 Anzahl Testfälle</text:p>
                <draw:g>
                  <svg:desc>'Eigener Code'.A11:'Eigener Code'.A11</svg:desc>
                </draw:g>
              </table:table-cell>
              <table:table-cell office:value-type="float" office:value="1">
                <text:p>1</text:p>
                <draw:g>
                  <svg:desc>'Eigener Code'.B11:'Eigener Code'.H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 Verhältnis Testfälle/LoC</text:p>
                <draw:g>
                  <svg:desc>'Eigener Code'.A12:'Eigener Code'.A12</svg:desc>
                </draw:g>
              </table:table-cell>
              <table:table-cell office:value-type="float" office:value="0.91743119266055">
                <text:p>0.91743119266055</text:p>
                <draw:g>
                  <svg:desc>'Eigener Code'.B12:'Eigener Code'.H12</svg:desc>
                </draw:g>
              </table:table-cell>
              <table:table-cell office:value-type="float" office:value="1.15606936416185">
                <text:p>1.15606936416185</text:p>
              </table:table-cell>
              <table:table-cell office:value-type="float" office:value="0.58252427184466">
                <text:p>0.58252427184466</text:p>
              </table:table-cell>
              <table:table-cell office:value-type="float" office:value="0.704225352112676">
                <text:p>0.704225352112676</text:p>
              </table:table-cell>
              <table:table-cell office:value-type="float" office:value="0.512295081967213">
                <text:p>0.512295081967213</text:p>
              </table:table-cell>
              <table:table-cell office:value-type="float" office:value="0.458015267175573">
                <text:p>0.458015267175573</text:p>
              </table:table-cell>
              <table:table-cell office:value-type="float" office:value="0.714285714285714">
                <text:p>0.7142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382cm" svg:y="3.952cm" style:legend-expansion="high" chart:style-name="ch2"/>
        <chart:plot-area chart:style-name="ch3" table:cell-range-address="'Eigener Code'.A6:'Eigener Code'.H7" chart:data-source-has-labels="column" svg:x="0.769cm" svg:y="0.855cm" svg:width="8.975cm" svg:height="7.545cm">
          <chartooo:coordinate-region svg:x="1.39cm" svg:y="1.054cm" svg:width="8.2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6:'Eigener Code'.H6" chart:label-cell-address="'Eigener Code'.A6:'Eigener Code'.A6" chart:class="chart:line">
            <chart:data-point chart:repeated="7"/>
          </chart:series>
          <chart:series chart:style-name="ch7" chart:values-cell-range-address="'Eigener Code'.B7:'Eigener Code'.H7" chart:label-cell-address="'Eigener Code'.A7:'Eigener Code'.A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5 Kommentarrate</text:p>
                <draw:g>
                  <svg:desc>'Eigener Code'.A6:'Eigener Code'.A6</svg:desc>
                </draw:g>
              </table:table-cell>
              <table:table-cell office:value-type="float" office:value="7.26666666666667">
                <text:p>7.26666666666667</text:p>
                <draw:g>
                  <svg:desc>'Eigener Code'.B6:'Eigener Code'.H6</svg:desc>
                </draw:g>
              </table:table-cell>
              <table:table-cell office:value-type="float" office:value="9.61111111111111">
                <text:p>9.61111111111111</text:p>
              </table:table-cell>
              <table:table-cell office:value-type="float" office:value="16.6129032258065">
                <text:p>16.6129032258065</text:p>
              </table:table-cell>
              <table:table-cell office:value-type="float" office:value="15.7777777777778">
                <text:p>15.7777777777778</text:p>
              </table:table-cell>
              <table:table-cell office:value-type="float" office:value="14.5671641791045">
                <text:p>14.5671641791045</text:p>
              </table:table-cell>
              <table:table-cell office:value-type="float" office:value="18.4507042253521">
                <text:p>18.4507042253521</text:p>
              </table:table-cell>
              <table:table-cell office:value-type="float" office:value="12.7272727272727">
                <text:p>12.7272727272727</text:p>
              </table:table-cell>
            </table:table-row>
            <table:table-row>
              <table:table-cell office:value-type="string">
                <text:p>6 LoC (logical)/Kommentare</text:p>
                <draw:g>
                  <svg:desc>'Eigener Code'.A7:'Eigener Code'.A7</svg:desc>
                </draw:g>
              </table:table-cell>
              <table:table-cell office:value-type="float" office:value="5.46666666666667">
                <text:p>5.46666666666667</text:p>
                <draw:g>
                  <svg:desc>'Eigener Code'.B7:'Eigener Code'.H7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13.0645161290323">
                <text:p>13.0645161290323</text:p>
              </table:table-cell>
              <table:table-cell office:value-type="float" office:value="12.2222222222222">
                <text:p>12.2222222222222</text:p>
              </table:table-cell>
              <table:table-cell office:value-type="float" office:value="11.1641791044776">
                <text:p>11.1641791044776</text:p>
              </table:table-cell>
              <table:table-cell office:value-type="float" office:value="14.5633802816901">
                <text:p>14.5633802816901</text:p>
              </table:table-cell>
              <table:table-cell office:value-type="float" office:value="10.9090909090909">
                <text:p>10.90909090909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